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>
      <style:map style:condition="cell-content()!=0" style:apply-style-name="Error" style:base-cell-address="Eclaté.I5"/>
    </style:style>
    <style:style style:name="ce28" style:family="table-cell" style:parent-style-name="Default" style:data-style-name="N99">
      <style:map style:condition="cell-content()!=1" style:apply-style-name="Error" style:base-cell-address="Eclaté.M5"/>
    </style:style>
    <style:style style:name="ce45" style:family="table-cell" style:parent-style-name="Default" style:data-style-name="N0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 style:data-style-name="N108"/>
    <style:style style:name="ce48" style:family="table-cell" style:parent-style-name="Default" style:data-style-name="N108"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6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18" table:number-columns-spanned="12" table:number-rows-spanned="1"/>
          <table:covered-table-cell table:number-columns-repeated="6"/>
          <table:covered-table-cell table:style-name="ce25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5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5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5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5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5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5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5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5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27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28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5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5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5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5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5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5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5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5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20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5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5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5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5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5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5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5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5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27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28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5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5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5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5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5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5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5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5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27" table:formula="of:=[.H5]-30-[.H9]" office:value-type="float" office:value="3" calcext:value-type="float">
            <text:p>3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28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5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5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5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5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5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5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45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5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5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0]" office:value-type="float" office:value="62" calcext:value-type="float">
            <text:p>62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45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45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45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45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45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45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45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27" table:formula="of:=[.H5]-50-[.H11]" office:value-type="float" office:value="3" calcext:value-type="float">
            <text:p>3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28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5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5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5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5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5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45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5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5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27" table:formula="of:=[.H6]+70+2*30-[.H12]" office:value-type="float" office:value="62" calcext:value-type="float">
            <text:p>62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5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5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5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5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5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5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5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28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5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5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5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5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5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5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5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23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5]-5-30-2-10-[.H14]" office:value-type="float" office:value="0" calcext:value-type="float">
            <text:p>0</text:p>
          </table:table-cell>
          <table:table-cell table:formula="of:=[.E14]*([.G14]/1000)*([.H14]/1000)" office:value-type="float" office:value="0.4058" calcext:value-type="float">
            <text:p>0,4058</text:p>
          </table:table-cell>
          <table:table-cell table:formula="of:=[.J14]*[.F14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8" calcext:value-type="float">
            <text:p>0,4058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45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5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5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5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5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5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5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5]" office:value-type="float" office:value="0" calcext:value-type="float">
            <text:p>0</text:p>
          </table:table-cell>
          <table:table-cell table:formula="of:=[.E15]*([.G15]/1000)*([.H15]/1000)" office:value-type="float" office:value="0.094415" calcext:value-type="float">
            <text:p>0,094415</text:p>
          </table:table-cell>
          <table:table-cell table:formula="of:=[.J15]*[.F15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45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5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5" table:formula="of:=IF(AND([.H15]&lt;[.T$4];[.L15]=&quot;Hêtre 45&quot;;[.F15]&gt;19);[.J15];0)" office:value-type="float" office:value="0.094415" calcext:value-type="float">
            <text:p>0,09441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5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5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5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5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5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5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5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5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5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5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5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3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27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821" calcext:value-type="float">
            <text:p>0,0821</text:p>
          </table:table-cell>
          <table:table-cell table:formula="of:=[.J17]*[.F17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5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5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5" table:formula="of:=IF(AND([.H17]&lt;[.T$4];[.L17]=&quot;Hêtre 45&quot;;[.F17]&gt;19);[.J17];0)" office:value-type="float" office:value="0.0821" calcext:value-type="float">
            <text:p>0,0821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5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5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5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5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5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5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5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5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5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5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5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2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28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5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5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5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5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45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5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5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2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28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5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5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5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5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45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5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5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5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5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5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5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5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5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5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5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5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5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5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5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5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5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2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28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5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5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5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5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5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5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5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28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5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5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5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5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5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5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5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5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5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5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5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5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5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5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5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5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5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5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5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5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5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45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5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5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5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5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5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5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27"/>
          <table:table-cell table:formula="of:=[.E28]*([.G28]/1000)*([.H28]/1000)" office:value-type="float" office:value="0.10206" calcext:value-type="float">
            <text:p>0,10206</text:p>
          </table:table-cell>
          <table:table-cell table:formula="of:=[.J28]*[.F28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28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45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5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5" table:formula="of:=IF(AND([.H28]&lt;[.T$4];[.L28]=&quot;Hêtre 45&quot;;[.F28]&gt;19);[.J28];0)" office:value-type="float" office:value="0.10206" calcext:value-type="float">
            <text:p>0,10206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5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5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5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5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28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5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5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5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45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5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5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5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5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27" table:formula="of:=[.H28]-2*30-[.H30]" office:value-type="float" office:value="-9" calcext:value-type="float">
            <text:p>-9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28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5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5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5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5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5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5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5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2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28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5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5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5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5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5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45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5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5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2]" office:value-type="float" office:value="-9" calcext:value-type="float">
            <text:p>-9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5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5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5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5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5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5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45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2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28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45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45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45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45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45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45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45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45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27" table:formula="of:=[.H28]+70-[.H34]" office:value-type="float" office:value="-9" calcext:value-type="float">
            <text:p>-9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28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5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5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5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5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5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5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45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5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5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5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5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5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5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5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45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5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5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5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5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5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45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442" calcext:value-type="float">
            <text:p>0,10442</text:p>
          </table:table-cell>
          <table:table-cell table:formula="of:=[.J37]*[.F37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5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5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5" table:formula="of:=IF(AND([.H37]&lt;[.T$4];[.L37]=&quot;Hêtre 45&quot;;[.F37]&gt;19);[.J37];0)" office:value-type="float" office:value="0.10442" calcext:value-type="float">
            <text:p>0,10442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5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5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5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5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442" calcext:value-type="float">
            <text:p>0,10442</text:p>
          </table:table-cell>
          <table:table-cell table:formula="of:=[.J38]*[.F38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28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45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5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5" table:formula="of:=IF(AND([.H38]&lt;[.T$4];[.L38]=&quot;Hêtre 45&quot;;[.F38]&gt;19);[.J38];0)" office:value-type="float" office:value="0.10442" calcext:value-type="float">
            <text:p>0,10442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5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5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5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5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2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08" calcext:value-type="float">
            <text:p>0,0908</text:p>
          </table:table-cell>
          <table:table-cell table:formula="of:=[.J39]*[.F39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28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5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5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5" table:formula="of:=IF(AND([.H39]&lt;[.T$4];[.L39]=&quot;Hêtre 45&quot;;[.F39]&gt;19);[.J39];0)" office:value-type="float" office:value="0.0908" calcext:value-type="float">
            <text:p>0,0908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5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5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5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5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0]" office:value-type="float" office:value="-9" calcext:value-type="float">
            <text:p>-9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5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5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5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5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5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5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5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2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28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5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5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5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5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45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5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5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27" table:formula="of:=[.H28]-2*30-2*2-2*100+2*15-[.H42]" office:value-type="float" office:value="-9" calcext:value-type="float">
            <text:p>-9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28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5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5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5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5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5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5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5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2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28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5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5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5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5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45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5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5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27"/>
          <table:table-cell table:number-columns-repeated="3"/>
          <table:table-cell table:style-name="ce28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5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5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5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5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5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5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5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2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28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5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5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5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5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5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5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5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2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28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5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5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5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5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5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5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5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27"/>
          <table:table-cell table:number-columns-repeated="3"/>
          <table:table-cell table:style-name="ce28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5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5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5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5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5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5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5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5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5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5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5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5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5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5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45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5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5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5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5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5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5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50]*([.G50]/1000)*([.H50]/1000)" office:value-type="float" office:value="0.103005" calcext:value-type="float">
            <text:p>0,103005</text:p>
          </table:table-cell>
          <table:table-cell table:formula="of:=[.J50]*[.F5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5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5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5" table:formula="of:=IF(AND([.H50]&lt;[.T$4];[.L50]=&quot;Hêtre 45&quot;;[.F50]&gt;19);[.J50];0)" office:value-type="float" office:value="0.103005" calcext:value-type="float">
            <text:p>0,10300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5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5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5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5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45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5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5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45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5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5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5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5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[.H52]" office:value-type="float" office:value="4" calcext:value-type="float">
            <text:p>4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5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5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5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5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5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5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5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5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5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5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5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5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45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5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5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4]" office:value-type="float" office:value="4" calcext:value-type="float">
            <text:p>4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5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5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5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5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5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5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45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5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5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5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5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5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45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5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5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27" table:formula="of:=[.H50]+70-[.H56]" office:value-type="float" office:value="4" calcext:value-type="float">
            <text:p>4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28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45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45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45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45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45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45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45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5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5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5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5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5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5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45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45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5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5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5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5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5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5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5455" calcext:value-type="float">
            <text:p>0,105455</text:p>
          </table:table-cell>
          <table:table-cell table:formula="of:=[.J59]*[.F5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45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45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45" table:formula="of:=IF(AND([.H59]&lt;[.T$4];[.L59]=&quot;Hêtre 45&quot;;[.F59]&gt;19);[.J59];0)" office:value-type="float" office:value="0.105455" calcext:value-type="float">
            <text:p>0,10545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45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45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45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45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5455" calcext:value-type="float">
            <text:p>0,105455</text:p>
          </table:table-cell>
          <table:table-cell table:formula="of:=[.J60]*[.F6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5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5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5" table:formula="of:=IF(AND([.H60]&lt;[.T$4];[.L60]=&quot;Hêtre 45&quot;;[.F60]&gt;19);[.J60];0)" office:value-type="float" office:value="0.105455" calcext:value-type="float">
            <text:p>0,10545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5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5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5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45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50]-2*30-2*2-[.H61]" office:value-type="float" office:value="-162" calcext:value-type="float">
            <text:p>-162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5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5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45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5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5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5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5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2]" office:value-type="float" office:value="4" calcext:value-type="float">
            <text:p>4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45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5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5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5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5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5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5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5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5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5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5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5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5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5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5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5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5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5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45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5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5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5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5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45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5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5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5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5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27" table:formula="of:=[.H50]-2*30-2*2-2*100+2*15-[.H66]" office:value-type="float" office:value="4" calcext:value-type="float">
            <text:p>4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28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5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5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5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5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5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5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5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2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28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5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5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5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5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45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5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5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2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28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5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5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5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5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45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5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5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2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28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5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5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5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5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5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5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5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5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5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5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5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5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5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5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27" table:formula="of:=[.H50]-2*30-2*2-2*100+2*15-2*2-[.H71]" office:value-type="float" office:value="4" calcext:value-type="float">
            <text:p>4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28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5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5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5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5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45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5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5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28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5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5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5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5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5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5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5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5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5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5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5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5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5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5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5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5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5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5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5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5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5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27"/>
          <table:table-cell table:formula="of:=[.E75]*([.G75]/1000)*([.H75]/1000)" office:value-type="float" office:value="0.43575" calcext:value-type="float">
            <text:p>0,43575</text:p>
          </table:table-cell>
          <table:table-cell table:formula="of:=[.J75]*[.F75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28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575" calcext:value-type="float">
            <text:p>0,43575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45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5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5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5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5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5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5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27"/>
          <table:table-cell table:formula="of:=[.E76]*([.G76]/1000)*([.H76]/1000)" office:value-type="float" office:value="0.103005" calcext:value-type="float">
            <text:p>0,103005</text:p>
          </table:table-cell>
          <table:table-cell table:formula="of:=[.J76]*[.F76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28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5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5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5" table:formula="of:=IF(AND([.H76]&lt;[.T$4];[.L76]=&quot;Hêtre 45&quot;;[.F76]&gt;19);[.J76];0)" office:value-type="float" office:value="0.103005" calcext:value-type="float">
            <text:p>0,103005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5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5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5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5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77]" office:value-type="float" office:value="-7" calcext:value-type="float">
            <text:p>-7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28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5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5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5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45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5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5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5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5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27" table:formula="of:=[.H76]-2*30-[.H78]" office:value-type="float" office:value="5" calcext:value-type="float">
            <text:p>5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28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5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5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5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5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5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5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5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27" table:formula="of:=[.H75]-30-[.H79]" office:value-type="float" office:value="-7" calcext:value-type="float">
            <text:p>-7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28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45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5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5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5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5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45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5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5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0]" office:value-type="float" office:value="5" calcext:value-type="float">
            <text:p>5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28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5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5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5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5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5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5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45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27" table:formula="of:=[.H75]-50-[.H81]" office:value-type="float" office:value="-7" calcext:value-type="float">
            <text:p>-7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28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5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5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5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5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5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45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5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5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27" table:formula="of:=[.H76]+70-[.H82]" office:value-type="float" office:value="5" calcext:value-type="float">
            <text:p>5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28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5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5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5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5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5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5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45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5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5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5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5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5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5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5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27" table:formula="of:=[.H75]-5-30-2-10-[.H84]" office:value-type="float" office:value="0" calcext:value-type="float">
            <text:p>0</text:p>
          </table:table-cell>
          <table:table-cell table:formula="of:=[.E84]*([.G84]/1000)*([.H84]/1000)" office:value-type="float" office:value="0.4056" calcext:value-type="float">
            <text:p>0,4056</text:p>
          </table:table-cell>
          <table:table-cell table:formula="of:=[.J84]*[.F84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28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56" calcext:value-type="float">
            <text:p>0,4056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45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5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5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5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5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5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45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105455" calcext:value-type="float">
            <text:p>0,105455</text:p>
          </table:table-cell>
          <table:table-cell table:formula="of:=[.J85]*[.F85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5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5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5" table:formula="of:=IF(AND([.H85]&lt;[.T$4];[.L85]=&quot;Hêtre 45&quot;;[.F85]&gt;19);[.J85];0)" office:value-type="float" office:value="0.105455" calcext:value-type="float">
            <text:p>0,105455</text:p>
          </table:table-cell>
          <table:table-cell table:formula="of:=IF(AND([.$H85]&lt;[.T$4];[.$L85]=&quot;Hêtre 45&quot;);[.$G85]*[.$E85];0)" office:value-type="float" office:value="115" calcext:value-type="float">
            <text:p>11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5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5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5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5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2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105455" calcext:value-type="float">
            <text:p>0,105455</text:p>
          </table:table-cell>
          <table:table-cell table:formula="of:=[.J86]*[.F86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28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5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5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5" table:formula="of:=IF(AND([.H86]&lt;[.T$4];[.L86]=&quot;Hêtre 45&quot;;[.F86]&gt;19);[.J86];0)" office:value-type="float" office:value="0.105455" calcext:value-type="float">
            <text:p>0,105455</text:p>
          </table:table-cell>
          <table:table-cell table:formula="of:=IF(AND([.$H86]&lt;[.T$4];[.$L86]=&quot;Hêtre 45&quot;);[.$G86]*[.$E86];0)" office:value-type="float" office:value="115" calcext:value-type="float">
            <text:p>115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5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5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5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45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27" table:formula="of:=[.H76]-2*30-2*2-[.H87]" office:value-type="float" office:value="-162" calcext:value-type="float">
            <text:p>-162</text:p>
          </table:table-cell>
          <table:table-cell table:formula="of:=[.E87]*([.G87]/1000)*([.H87]/1000)" office:value-type="float" office:value="0.1079" calcext:value-type="float">
            <text:p>0,1079</text:p>
          </table:table-cell>
          <table:table-cell table:formula="of:=[.J87]*[.F87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28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5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5" table:formula="of:=IF(AND([.H87]&lt;[.R$4];[.H87]&gt;=[.T$4];[.L87]=&quot;Hêtre 45&quot;;[.F87]&gt;19);[.J87];0)" office:value-type="float" office:value="0.1079" calcext:value-type="float">
            <text:p>0,1079</text:p>
          </table:table-cell>
          <table:table-cell table:formula="of:=IF(AND([.$H87]&gt;=[.T$4];[.$H87]&lt;[.R$4];[.$L87]=&quot;Hêtre 45&quot;);[.$G87]*[.$E87];0)" office:value-type="float" office:value="100" calcext:value-type="float">
            <text:p>100</text:p>
          </table:table-cell>
          <table:table-cell table:style-name="ce45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5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5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5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5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88]" office:value-type="float" office:value="5" calcext:value-type="float">
            <text:p>5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45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5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5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5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5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5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5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2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28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5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5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5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5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45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5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5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2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28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5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5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5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5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5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5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5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5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5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45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5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5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5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5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27" table:formula="of:=[.H76]-2*30-2*2-2*100+2*15-[.H92]" office:value-type="float" office:value="5" calcext:value-type="float">
            <text:p>5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28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5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5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5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5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5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5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5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2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5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5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5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5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45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5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5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2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28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5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5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5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5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45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5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5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2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28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5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5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5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5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5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5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5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5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5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5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5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5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5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5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2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28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5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5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5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5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5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5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5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28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5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5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5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5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45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5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5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5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5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5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5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5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5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5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5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5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5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5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5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27"/>
          <table:table-cell table:formula="of:=[.E101]*([.G101]/1000)*([.H101]/1000)" office:value-type="float" office:value="0.43554" calcext:value-type="float">
            <text:p>0,43554</text:p>
          </table:table-cell>
          <table:table-cell table:formula="of:=[.J101]*[.F101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554" calcext:value-type="float">
            <text:p>0,43554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45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5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5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5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5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2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28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5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5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5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5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5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3]" office:value-type="float" office:value="3" calcext:value-type="float">
            <text:p>3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5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5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45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5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5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5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2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28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5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5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5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5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5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27" table:formula="of:=[.H101]-30-[.H105]" office:value-type="float" office:value="3" calcext:value-type="float">
            <text:p>3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45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5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5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5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45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5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5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5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5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5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5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45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27" table:formula="of:=[.H101]-50-[.H107]" office:value-type="float" office:value="3" calcext:value-type="float">
            <text:p>3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5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5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5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5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45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5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2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5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5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5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5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5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45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5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5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5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5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5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2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54" calcext:value-type="float">
            <text:p>0,4054</text:p>
          </table:table-cell>
          <table:table-cell table:formula="of:=[.J110]*[.F110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28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54" calcext:value-type="float">
            <text:p>0,4054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45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45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45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45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45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5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5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5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5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45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2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28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5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5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5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5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5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45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45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45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45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45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45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2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28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5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5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45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5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5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45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5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5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5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5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5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45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5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5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5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5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2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28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5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5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5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5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5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2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28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5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5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5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45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5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5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2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28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5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45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5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5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5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5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45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5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45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5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5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5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5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45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5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2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28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5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5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5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45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5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2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5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5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5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45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5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5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5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45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5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5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2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28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5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5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5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5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5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28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5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5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5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45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5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5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5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5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45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5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5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5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5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45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5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29]*([.G129]/1000)*([.H129]/1000)" office:value-type="float" office:value="0.43596" calcext:value-type="float">
            <text:p>0,43596</text:p>
          </table:table-cell>
          <table:table-cell table:formula="of:=[.J129]*[.F129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96" calcext:value-type="float">
            <text:p>0,43596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45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5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5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45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5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27"/>
          <table:table-cell table:formula="of:=[.E130]*([.G130]/1000)*([.H130]/1000)" office:value-type="float" office:value="0.1029" calcext:value-type="float">
            <text:p>0,1029</text:p>
          </table:table-cell>
          <table:table-cell table:formula="of:=[.J130]*[.F130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28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5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5" table:formula="of:=IF(AND([.H130]&lt;[.T$4];[.L130]=&quot;Hêtre 45&quot;;[.F130]&gt;19);[.J130];0)" office:value-type="float" office:value="0.1029" calcext:value-type="float">
            <text:p>0,1029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5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5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5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1]" office:value-type="float" office:value="1" calcext:value-type="float">
            <text:p>1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5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5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45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5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5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5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27" table:formula="of:=[.H130]-2*30-[.H132]" office:value-type="float" office:value="-5" calcext:value-type="float">
            <text:p>-5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28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5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5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5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5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5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27" table:formula="of:=[.H129]-30-[.H133]" office:value-type="float" office:value="1" calcext:value-type="float">
            <text:p>1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5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5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5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5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45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5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4]" office:value-type="float" office:value="-5" calcext:value-type="float">
            <text:p>-5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5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5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5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5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5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45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27" table:formula="of:=[.H129]-50-[.H135]" office:value-type="float" office:value="1" calcext:value-type="float">
            <text:p>1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45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5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5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5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45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5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27" table:formula="of:=[.H130]+70-[.H136]" office:value-type="float" office:value="-5" calcext:value-type="float">
            <text:p>-5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28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5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5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5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5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5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45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5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5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5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5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5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8" calcext:value-type="float">
            <text:p>0,4058</text:p>
          </table:table-cell>
          <table:table-cell table:formula="of:=[.J138]*[.F1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8" calcext:value-type="float">
            <text:p>0,4058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45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5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5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5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5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34" calcext:value-type="float">
            <text:p>0,10534</text:p>
          </table:table-cell>
          <table:table-cell table:formula="of:=[.J139]*[.F139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5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5" table:formula="of:=IF(AND([.H139]&lt;[.T$4];[.L139]=&quot;Hêtre 45&quot;;[.F139]&gt;19);[.J139];0)" office:value-type="float" office:value="0.10534" calcext:value-type="float">
            <text:p>0,10534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5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5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5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2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34" calcext:value-type="float">
            <text:p>0,10534</text:p>
          </table:table-cell>
          <table:table-cell table:formula="of:=[.J140]*[.F140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28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45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45" table:formula="of:=IF(AND([.H140]&lt;[.T$4];[.L140]=&quot;Hêtre 45&quot;;[.F140]&gt;19);[.J140];0)" office:value-type="float" office:value="0.10534" calcext:value-type="float">
            <text:p>0,10534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45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45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45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1]" office:value-type="float" office:value="-305" calcext:value-type="float">
            <text:p>-305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5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5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45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5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5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45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27" table:formula="of:=[.H130]-2*30-2*2-[.H142]" office:value-type="float" office:value="-305" calcext:value-type="float">
            <text:p>-305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28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5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5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45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5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5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5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3]" office:value-type="float" office:value="-5" calcext:value-type="float">
            <text:p>-5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5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5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5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5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45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5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5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5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5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5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2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45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5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5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5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5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2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28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5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5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5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45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5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5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27" table:formula="of:=[.H130]-2*30-2*2-2*100+2*15-[.H147]" office:value-type="float" office:value="-5" calcext:value-type="float">
            <text:p>-5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28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5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5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5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5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5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5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45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5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45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5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5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45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5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45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5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2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28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5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5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5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45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5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2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28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5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5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5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45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5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5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5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5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5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5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2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28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5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5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45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5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5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28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5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5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5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5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5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28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5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5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5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45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5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5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5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5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45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5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27"/>
          <table:table-cell table:formula="of:=[.E157]*([.G157]/1000)*([.H157]/1000)" office:value-type="float" office:value="0.43596" calcext:value-type="float">
            <text:p>0,43596</text:p>
          </table:table-cell>
          <table:table-cell table:formula="of:=[.J157]*[.F15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28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96" calcext:value-type="float">
            <text:p>0,43596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45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5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5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45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5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27"/>
          <table:table-cell table:formula="of:=[.E158]*([.G158]/1000)*([.H158]/1000)" office:value-type="float" office:value="0.10311" calcext:value-type="float">
            <text:p>0,10311</text:p>
          </table:table-cell>
          <table:table-cell table:formula="of:=[.J158]*[.F158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28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5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5" table:formula="of:=IF(AND([.H158]&lt;[.T$4];[.L158]=&quot;Hêtre 45&quot;;[.F158]&gt;19);[.J158];0)" office:value-type="float" office:value="0.10311" calcext:value-type="float">
            <text:p>0,10311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5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45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5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59]" office:value-type="float" office:value="4" calcext:value-type="float">
            <text:p>4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28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5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5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45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5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5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5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27" table:formula="of:=[.H158]-2*30-[.H160]" office:value-type="float" office:value="2" calcext:value-type="float">
            <text:p>2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28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5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5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5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5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5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27" table:formula="of:=[.H157]-30-[.H161]" office:value-type="float" office:value="4" calcext:value-type="float">
            <text:p>4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28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5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5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5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5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45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5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2]" office:value-type="float" office:value="2" calcext:value-type="float">
            <text:p>2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5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5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5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5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5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45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27" table:formula="of:=[.H157]-50-[.H163]" office:value-type="float" office:value="4" calcext:value-type="float">
            <text:p>4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28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5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5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5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5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45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5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27" table:formula="of:=[.H158]+70-[.H164]" office:value-type="float" office:value="2" calcext:value-type="float">
            <text:p>2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28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45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5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5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5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5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45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27"/>
          <table:table-cell table:number-columns-repeated="3"/>
          <table:table-cell table:style-name="ce28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5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5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5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5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5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2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8" calcext:value-type="float">
            <text:p>0,4058</text:p>
          </table:table-cell>
          <table:table-cell table:formula="of:=[.J166]*[.F16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28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8" calcext:value-type="float">
            <text:p>0,4058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45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5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5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5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5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57" calcext:value-type="float">
            <text:p>0,10557</text:p>
          </table:table-cell>
          <table:table-cell table:formula="of:=[.J167]*[.F167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5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5" table:formula="of:=IF(AND([.H167]&lt;[.T$4];[.L167]=&quot;Hêtre 45&quot;;[.F167]&gt;19);[.J167];0)" office:value-type="float" office:value="0.10557" calcext:value-type="float">
            <text:p>0,10557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5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5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5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2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57" calcext:value-type="float">
            <text:p>0,10557</text:p>
          </table:table-cell>
          <table:table-cell table:formula="of:=[.J168]*[.F168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28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5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5" table:formula="of:=IF(AND([.H168]&lt;[.T$4];[.L168]=&quot;Hêtre 45&quot;;[.F168]&gt;19);[.J168];0)" office:value-type="float" office:value="0.10557" calcext:value-type="float">
            <text:p>0,10557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5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5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5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27" table:formula="of:=[.H158]-2*30-2*2-[.H169]" office:value-type="float" office:value="-502" calcext:value-type="float">
            <text:p>-502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28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5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5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45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5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5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45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27" table:formula="of:=[.H158]-2*30-2*2-[.H170]" office:value-type="float" office:value="-204" calcext:value-type="float">
            <text:p>-204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28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5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5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45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5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5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5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1]" office:value-type="float" office:value="2" calcext:value-type="float">
            <text:p>2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5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5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5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5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45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2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5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5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5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45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5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2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28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45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5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5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5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5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2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5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5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5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45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5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5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27" table:formula="of:=[.H158]-2*30-2*2-2*100+2*15-[.H175]" office:value-type="float" office:value="2" calcext:value-type="float">
            <text:p>2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28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5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5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5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5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5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2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28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5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45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5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45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5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2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28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5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45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5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45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5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2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28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5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5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5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5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5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2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28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5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5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5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45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5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24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2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28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5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5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5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5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5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28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5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5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45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5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5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28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5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5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5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5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5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28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5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5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5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45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5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28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5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5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5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45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5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1:Eclaté.I71 Eclaté.I74:Eclaté.I95 Eclaté.I97:Eclaté.I97 Eclaté.I125:Eclaté.I125 Eclaté.I100:Eclaté.I123 Eclaté.I153:Eclaté.I153 Eclaté.I128:Eclaté.I151 Eclaté.I156:Eclaté.I180 Eclaté.I5:Eclaté.I69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7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7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6" office:value-type="float" office:value="2" calcext:value-type="float">
            <text:p>2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7" calcext:value-type="float">
            <text:p>7</text:p>
          </table:table-cell>
          <table:table-cell table:style-name="ce48" office:value-type="currency" office:currency="EUR" office:value="30" calcext:value-type="currency">
            <text:p>30,00 €</text:p>
          </table:table-cell>
          <table:table-cell table:style-name="ce48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7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2" calcext:value-type="float">
            <text:p>2</text:p>
          </table:table-cell>
          <table:table-cell table:formula="of:=ROUNDUP(SUM([$Eclaté.S5:$Eclaté.S184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2" table:default-cell-style-name="Default"/>
        <table:table-column table:style-name="co22" table:default-cell-style-name="ce50"/>
        <table:table-column table:style-name="co23" table:number-columns-repeated="2" table:default-cell-style-name="ce50"/>
        <table:table-column table:style-name="co24" table:default-cell-style-name="ce50"/>
        <table:table-column table:style-name="co25" table:default-cell-style-name="ce50"/>
        <table:table-column table:style-name="co10" table:number-columns-repeated="4" table:default-cell-style-name="Default"/>
        <table:table-row table:style-name="ro2">
          <table:table-cell table:number-columns-repeated="31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6" office:value-type="string" calcext:value-type="string">
            <text:p>Côtes brutes</text:p>
          </table:table-cell>
          <table:table-cell table:style-name="ce46"/>
          <table:table-cell table:number-columns-repeated="22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49" office:value-type="string" calcext:value-type="string">
            <text:p>Longueur (mm) +50mm</text:p>
          </table:table-cell>
          <table:table-cell table:style-name="ce46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6" calcext:value-type="float">
            <text:p>2076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style-name="ce46" table:formula="of:=[.E4]+50" office:value-type="float" office:value="2126" calcext:value-type="float">
            <text:p>2126</text:p>
          </table:table-cell>
          <table:table-cell table:style-name="ce46"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9" calcext:value-type="float">
            <text:p>2029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style-name="ce46" table:formula="of:=[.E5]+50" office:value-type="float" office:value="2079" calcext:value-type="float">
            <text:p>2079</text:p>
          </table:table-cell>
          <table:table-cell table:style-name="ce46"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  <table:table-cell table:number-columns-repeated="6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21" calcext:value-type="float">
            <text:p>821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style-name="ce46" table:formula="of:=[.E6]+50" office:value-type="float" office:value="871" calcext:value-type="float">
            <text:p>871</text:p>
          </table:table-cell>
          <table:table-cell table:style-name="ce46"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formula="of:=[.Q6]-4" office:value-type="float" office:value="821" calcext:value-type="float">
            <text:p>821</text:p>
          </table:table-cell>
          <table:table-cell table:formula="of:=[.R6]-2*100" office:value-type="float" office:value="621" calcext:value-type="float">
            <text:p>621</text:p>
          </table:table-cell>
          <table:table-cell table:formula="of:=[.S6]+2*70" office:value-type="float" office:value="761" calcext:value-type="float">
            <text:p>761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21" calcext:value-type="float">
            <text:p>821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style-name="ce46" table:formula="of:=[.E7]+50" office:value-type="float" office:value="871" calcext:value-type="float">
            <text:p>871</text:p>
          </table:table-cell>
          <table:table-cell table:style-name="ce46"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21" calcext:value-type="float">
            <text:p>821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style-name="ce46" table:formula="of:=[.E8]+50" office:value-type="float" office:value="871" calcext:value-type="float">
            <text:p>871</text:p>
          </table:table-cell>
          <table:table-cell table:style-name="ce46"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85" calcext:value-type="float">
            <text:p>885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style-name="ce46" table:formula="of:=[.E9]+50" office:value-type="float" office:value="935" calcext:value-type="float">
            <text:p>935</text:p>
          </table:table-cell>
          <table:table-cell table:style-name="ce46"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  <table:table-cell table:formula="of:=[.E9]-60" office:value-type="float" office:value="825" calcext:value-type="float">
            <text:p>825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C_DoTas_M</text:p>
          </table:table-cell>
          <table:table-cell office:value-type="string" calcext:value-type="string">
            <text:p>Montant Tasseau Butée Dormant</text:p>
          </table:table-cell>
          <table:table-cell table:formula="of:=[$Eclaté.E7]" office:value-type="float" office:value="2" calcext:value-type="float">
            <text:p>2</text:p>
          </table:table-cell>
          <table:table-cell table:formula="of:=[$Eclaté.H7]" office:value-type="float" office:value="2026" calcext:value-type="float">
            <text:p>2026</text:p>
          </table:table-cell>
          <table:table-cell table:formula="of:=[$Eclaté.G7]" office:value-type="float" office:value="80" calcext:value-type="float">
            <text:p>80</text:p>
          </table:table-cell>
          <table:table-cell table:formula="of:=[$Eclaté.F7]" office:value-type="float" office:value="20" calcext:value-type="float">
            <text:p>20</text:p>
          </table:table-cell>
          <table:table-cell table:style-name="ce46" table:formula="of:=[.E10]+50" office:value-type="float" office:value="2076" calcext:value-type="float">
            <text:p>2076</text:p>
          </table:table-cell>
          <table:table-cell table:style-name="ce46" table:formula="of:=[.F10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WC_DoTas_T</text:p>
          </table:table-cell>
          <table:table-cell office:value-type="string" calcext:value-type="string">
            <text:p>Traverse Tasseau Butée Dormant</text:p>
          </table:table-cell>
          <table:table-cell table:formula="of:=[$Eclaté.E8]" office:value-type="float" office:value="1" calcext:value-type="float">
            <text:p>1</text:p>
          </table:table-cell>
          <table:table-cell table:formula="of:=[$Eclaté.H8]" office:value-type="float" office:value="825" calcext:value-type="float">
            <text:p>825</text:p>
          </table:table-cell>
          <table:table-cell table:formula="of:=[$Eclaté.G8]" office:value-type="float" office:value="80" calcext:value-type="float">
            <text:p>80</text:p>
          </table:table-cell>
          <table:table-cell table:formula="of:=[$Eclaté.F8]" office:value-type="float" office:value="20" calcext:value-type="float">
            <text:p>20</text:p>
          </table:table-cell>
          <table:table-cell table:style-name="ce46" table:formula="of:=[.E11]+50" office:value-type="float" office:value="875" calcext:value-type="float">
            <text:p>875</text:p>
          </table:table-cell>
          <table:table-cell table:style-name="ce46" table:formula="of:=[.F11]+10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11"/>
          <table:table-cell table:style-name="ce51" table:number-columns-repeated="3"/>
          <table:table-cell table:number-columns-repeated="6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style-name="ce46" table:formula="of:=[.E15]+50" office:value-type="float" office:value="2126" calcext:value-type="float">
            <text:p>2126</text:p>
          </table:table-cell>
          <table:table-cell table:style-name="ce46" table:formula="of:=[.F15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5]-[.N1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style-name="ce46" table:formula="of:=[.E16]+50" office:value-type="float" office:value="2079" calcext:value-type="float">
            <text:p>2079</text:p>
          </table:table-cell>
          <table:table-cell table:style-name="ce46" table:formula="of:=[.F1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6]-[.N1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08" calcext:value-type="float">
            <text:p>908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style-name="ce46" table:formula="of:=[.E17]+50" office:value-type="float" office:value="958" calcext:value-type="float">
            <text:p>958</text:p>
          </table:table-cell>
          <table:table-cell table:style-name="ce46" table:formula="of:=[.F1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7]-[.N17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formula="of:=[.Q17]-4" office:value-type="float" office:value="908" calcext:value-type="float">
            <text:p>908</text:p>
          </table:table-cell>
          <table:table-cell table:formula="of:=[.R17]-2*100" office:value-type="float" office:value="708" calcext:value-type="float">
            <text:p>708</text:p>
          </table:table-cell>
          <table:table-cell table:formula="of:=[.S17]+2*70" office:value-type="float" office:value="848" calcext:value-type="float">
            <text:p>848</text:p>
          </table:table-cell>
          <table:table-cell table:number-columns-repeated="2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08" calcext:value-type="float">
            <text:p>908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style-name="ce46" table:formula="of:=[.E18]+50" office:value-type="float" office:value="958" calcext:value-type="float">
            <text:p>958</text:p>
          </table:table-cell>
          <table:table-cell table:style-name="ce46" table:formula="of:=[.F18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8]-[.N1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08" calcext:value-type="float">
            <text:p>908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style-name="ce46" table:formula="of:=[.E19]+50" office:value-type="float" office:value="958" calcext:value-type="float">
            <text:p>958</text:p>
          </table:table-cell>
          <table:table-cell table:style-name="ce46" table:formula="of:=[.F19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19]-[.N19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72" calcext:value-type="float">
            <text:p>972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style-name="ce46" table:formula="of:=[.E20]+50" office:value-type="float" office:value="1022" calcext:value-type="float">
            <text:p>1022</text:p>
          </table:table-cell>
          <table:table-cell table:style-name="ce46" table:formula="of:=[.F20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0]-[.N20]" office:value-type="float" office:value="0" calcext:value-type="float">
            <text:p>0</text:p>
          </table:table-cell>
          <table:table-cell/>
          <table:table-cell table:formula="of:=[.E20]-60" office:value-type="float" office:value="912" calcext:value-type="float">
            <text:p>912</text:p>
          </table:table-cell>
          <table:table-cell table:number-columns-repeated="5"/>
          <table:table-cell table:style-name="ce51" office:value-type="date" office:date-value="2021-07-15" calcext:value-type="date">
            <text:p>15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1]-[.N2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2]-[.N22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23]-[.N23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style-name="ce46" table:formula="of:=[.E24]+50" office:value-type="float" office:value="2125" calcext:value-type="float">
            <text:p>2125</text:p>
          </table:table-cell>
          <table:table-cell table:style-name="ce46" table:formula="of:=[.F2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4]-[.N2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style-name="ce46" table:formula="of:=[.E25]+50" office:value-type="float" office:value="2078" calcext:value-type="float">
            <text:p>2078</text:p>
          </table:table-cell>
          <table:table-cell table:style-name="ce46" table:formula="of:=[.F2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25]-[.N25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7" calcext:value-type="float">
            <text:p>917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style-name="ce46" table:formula="of:=[.E26]+50" office:value-type="float" office:value="967" calcext:value-type="float">
            <text:p>967</text:p>
          </table:table-cell>
          <table:table-cell table:style-name="ce46" table:formula="of:=[.F2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6]-[.N26]" office:value-type="float" office:value="0" calcext:value-type="float">
            <text:p>0</text:p>
          </table:table-cell>
          <table:table-cell table:style-name="ce46" office:value-type="string" calcext:value-type="string">
            <text:p>Note : sac SCIURE ?</text:p>
          </table:table-cell>
          <table:table-cell table:formula="of:=[.E29]-60" office:value-type="float" office:value="921" calcext:value-type="float">
            <text:p>921</text:p>
          </table:table-cell>
          <table:table-cell table:formula="of:=[.Q26]-4" office:value-type="float" office:value="917" calcext:value-type="float">
            <text:p>917</text:p>
          </table:table-cell>
          <table:table-cell table:formula="of:=[.R26]-2*100" office:value-type="float" office:value="717" calcext:value-type="float">
            <text:p>717</text:p>
          </table:table-cell>
          <table:table-cell table:formula="of:=[.S26]+2*70" office:value-type="float" office:value="857" calcext:value-type="float">
            <text:p>857</text:p>
          </table:table-cell>
          <table:table-cell table:number-columns-repeated="2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Attention : fente sur tenon : voir pour échanger de manière à ce qu’elle soit côté ferrures en bas, ou au pire, côté gâche en haut (normalement, c’est déjà le cas).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7" calcext:value-type="float">
            <text:p>917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style-name="ce46" table:formula="of:=[.E27]+50" office:value-type="float" office:value="967" calcext:value-type="float">
            <text:p>967</text:p>
          </table:table-cell>
          <table:table-cell table:style-name="ce46" table:formula="of:=[.F2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7]-[.N2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string" calcext:value-type="string">
            <text:p>Pas besoin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style-name="ce46" table:formula="of:=[.E28]+50" office:value-type="float" office:value="1129" calcext:value-type="float">
            <text:p>1129</text:p>
          </table:table-cell>
          <table:table-cell table:style-name="ce46" table:formula="of:=[.F2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8]-[.N2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81" calcext:value-type="float">
            <text:p>981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style-name="ce46" table:formula="of:=[.E29]+50" office:value-type="float" office:value="1031" calcext:value-type="float">
            <text:p>1031</text:p>
          </table:table-cell>
          <table:table-cell table:style-name="ce46" table:formula="of:=[.F2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9]-[.N29]" office:value-type="float" office:value="0" calcext:value-type="float">
            <text:p>0</text:p>
          </table:table-cell>
          <table:table-cell/>
          <table:table-cell table:formula="of:=[.E29]-60" office:value-type="float" office:value="921" calcext:value-type="float">
            <text:p>921</text:p>
          </table:table-cell>
          <table:table-cell table:number-columns-repeated="5"/>
          <table:table-cell table:style-name="ce51" office:value-type="date" office:date-value="2021-07-16" calcext:value-type="date">
            <text:p>16/07/21</text:p>
          </table:table-cell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0]-[.N30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1]-[.N3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32]-[.N32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4" calcext:value-type="float">
            <text:p>2074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style-name="ce46" table:formula="of:=[.E33]+50" office:value-type="float" office:value="2124" calcext:value-type="float">
            <text:p>2124</text:p>
          </table:table-cell>
          <table:table-cell table:style-name="ce46" table:formula="of:=[.F3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3]-[.N3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7" calcext:value-type="float">
            <text:p>2027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style-name="ce46" table:formula="of:=[.E34]+50" office:value-type="float" office:value="2077" calcext:value-type="float">
            <text:p>2077</text:p>
          </table:table-cell>
          <table:table-cell table:style-name="ce46" table:formula="of:=[.F3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34]-[.N3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style-name="ce46" table:formula="of:=[.E35]+50" office:value-type="float" office:value="969" calcext:value-type="float">
            <text:p>969</text:p>
          </table:table-cell>
          <table:table-cell table:style-name="ce46" table:formula="of:=[.F3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5]-[.N35]" office:value-type="float" office:value="0" calcext:value-type="float">
            <text:p>0</text:p>
          </table:table-cell>
          <table:table-cell/>
          <table:table-cell table:formula="of:=[.E39]-60" office:value-type="float" office:value="923" calcext:value-type="float">
            <text:p>923</text:p>
          </table:table-cell>
          <table:table-cell table:formula="of:=[.Q35]-4" office:value-type="float" office:value="919" calcext:value-type="float">
            <text:p>919</text:p>
          </table:table-cell>
          <table:table-cell table:formula="of:=[.R35]-2*100" office:value-type="float" office:value="719" calcext:value-type="float">
            <text:p>719</text:p>
          </table:table-cell>
          <table:table-cell table:formula="of:=[.S35]+2*70" office:value-type="float" office:value="859" calcext:value-type="float">
            <text:p>859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style-name="ce46" table:formula="of:=[.E36]+50" office:value-type="float" office:value="969" calcext:value-type="float">
            <text:p>969</text:p>
          </table:table-cell>
          <table:table-cell table:style-name="ce46" table:formula="of:=[.F3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6]-[.N3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style-name="ce46" table:formula="of:=[.E37]+50" office:value-type="float" office:value="1380" calcext:value-type="float">
            <text:p>1380</text:p>
          </table:table-cell>
          <table:table-cell table:style-name="ce46" table:formula="of:=[.F3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7]-[.N3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style-name="ce46" table:formula="of:=[.E38]+50" office:value-type="float" office:value="1380" calcext:value-type="float">
            <text:p>1380</text:p>
          </table:table-cell>
          <table:table-cell table:style-name="ce46" table:formula="of:=[.F3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8]-[.N3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style-name="ce46" table:formula="of:=[.E39]+50" office:value-type="float" office:value="1033" calcext:value-type="float">
            <text:p>1033</text:p>
          </table:table-cell>
          <table:table-cell table:style-name="ce46" table:formula="of:=[.F3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39]-[.N39]" office:value-type="float" office:value="0" calcext:value-type="float">
            <text:p>0</text:p>
          </table:table-cell>
          <table:table-cell/>
          <table:table-cell table:formula="of:=[.E39]-60" office:value-type="float" office:value="923" calcext:value-type="float">
            <text:p>923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0]-[.N40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1]-[.N41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5"/>
          <table:table-cell table:formula="of:=[.D42]-[.N42]" office:value-type="float" office:value="0" calcext:value-type="float">
            <text:p>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6" calcext:value-type="float">
            <text:p>2076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style-name="ce46" table:formula="of:=[.E43]+50" office:value-type="float" office:value="2126" calcext:value-type="float">
            <text:p>2126</text:p>
          </table:table-cell>
          <table:table-cell table:style-name="ce46" table:formula="of:=[.F4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3]-[.N4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9" calcext:value-type="float">
            <text:p>2029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style-name="ce46" table:formula="of:=[.E44]+50" office:value-type="float" office:value="2079" calcext:value-type="float">
            <text:p>2079</text:p>
          </table:table-cell>
          <table:table-cell table:style-name="ce46" table:formula="of:=[.F4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4]-[.N4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8" calcext:value-type="float">
            <text:p>918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style-name="ce46" table:formula="of:=[.E45]+50" office:value-type="float" office:value="968" calcext:value-type="float">
            <text:p>968</text:p>
          </table:table-cell>
          <table:table-cell table:style-name="ce46" table:formula="of:=[.F4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5]-[.N45]" office:value-type="float" office:value="0" calcext:value-type="float">
            <text:p>0</text:p>
          </table:table-cell>
          <table:table-cell/>
          <table:table-cell table:formula="of:=[.E49]-60" office:value-type="float" office:value="922" calcext:value-type="float">
            <text:p>922</text:p>
          </table:table-cell>
          <table:table-cell table:formula="of:=[.Q45]-4" office:value-type="float" office:value="918" calcext:value-type="float">
            <text:p>918</text:p>
          </table:table-cell>
          <table:table-cell table:formula="of:=[.R45]-2*100" office:value-type="float" office:value="718" calcext:value-type="float">
            <text:p>718</text:p>
          </table:table-cell>
          <table:table-cell table:formula="of:=[.S45]+2*70" office:value-type="float" office:value="858" calcext:value-type="float">
            <text:p>858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8" calcext:value-type="float">
            <text:p>918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style-name="ce46" table:formula="of:=[.E46]+50" office:value-type="float" office:value="968" calcext:value-type="float">
            <text:p>968</text:p>
          </table:table-cell>
          <table:table-cell table:style-name="ce46" table:formula="of:=[.F4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6]-[.N4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style-name="ce46" table:formula="of:=[.E47]+50" office:value-type="float" office:value="1470" calcext:value-type="float">
            <text:p>1470</text:p>
          </table:table-cell>
          <table:table-cell table:style-name="ce46" table:formula="of:=[.F4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7]-[.N4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style-name="ce46" table:formula="of:=[.E48]+50" office:value-type="float" office:value="1172" calcext:value-type="float">
            <text:p>1172</text:p>
          </table:table-cell>
          <table:table-cell table:style-name="ce46" table:formula="of:=[.F4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8]-[.N4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2" calcext:value-type="float">
            <text:p>982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style-name="ce46" table:formula="of:=[.E49]+50" office:value-type="float" office:value="1032" calcext:value-type="float">
            <text:p>1032</text:p>
          </table:table-cell>
          <table:table-cell table:style-name="ce46" table:formula="of:=[.F4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49]-[.N49]" office:value-type="float" office:value="0" calcext:value-type="float">
            <text:p>0</text:p>
          </table:table-cell>
          <table:table-cell/>
          <table:table-cell table:formula="of:=[.E49]-60" office:value-type="float" office:value="922" calcext:value-type="float">
            <text:p>922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6" calcext:value-type="float">
            <text:p>2076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style-name="ce46" table:formula="of:=[.E53]+50" office:value-type="float" office:value="2126" calcext:value-type="float">
            <text:p>2126</text:p>
          </table:table-cell>
          <table:table-cell table:style-name="ce46" table:formula="of:=[.F5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3]-[.N53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9" calcext:value-type="float">
            <text:p>2029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style-name="ce46" table:formula="of:=[.E54]+50" office:value-type="float" office:value="2079" calcext:value-type="float">
            <text:p>2079</text:p>
          </table:table-cell>
          <table:table-cell table:style-name="ce46" table:formula="of:=[.F5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4]-[.N54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style-name="ce51" office:value-type="date" office:date-value="2021-08-26" calcext:value-type="date">
            <text:p>26/08/21</text:p>
          </table:table-cell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16" calcext:value-type="float">
            <text:p>916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style-name="ce46" table:formula="of:=[.E55]+50" office:value-type="float" office:value="966" calcext:value-type="float">
            <text:p>966</text:p>
          </table:table-cell>
          <table:table-cell table:style-name="ce46" table:formula="of:=[.F5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5]-[.N55]" office:value-type="float" office:value="0" calcext:value-type="float">
            <text:p>0</text:p>
          </table:table-cell>
          <table:table-cell/>
          <table:table-cell table:formula="of:=[.E59]-60" office:value-type="float" office:value="920" calcext:value-type="float">
            <text:p>920</text:p>
          </table:table-cell>
          <table:table-cell table:formula="of:=[.Q55]-4" office:value-type="float" office:value="916" calcext:value-type="float">
            <text:p>916</text:p>
          </table:table-cell>
          <table:table-cell table:formula="of:=[.R55]-2*100" office:value-type="float" office:value="716" calcext:value-type="float">
            <text:p>716</text:p>
          </table:table-cell>
          <table:table-cell table:formula="of:=[.S55]+2*70" office:value-type="float" office:value="856" calcext:value-type="float">
            <text:p>856</text:p>
          </table:table-cell>
          <table:table-cell table:number-columns-repeated="2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16" calcext:value-type="float">
            <text:p>916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style-name="ce46" table:formula="of:=[.E56]+50" office:value-type="float" office:value="966" calcext:value-type="float">
            <text:p>966</text:p>
          </table:table-cell>
          <table:table-cell table:style-name="ce46" table:formula="of:=[.F5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6]-[.N56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style-name="ce46" table:formula="of:=[.E57]+50" office:value-type="float" office:value="1271" calcext:value-type="float">
            <text:p>1271</text:p>
          </table:table-cell>
          <table:table-cell table:style-name="ce46" table:formula="of:=[.F5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7]-[.N57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style-name="ce46" table:formula="of:=[.E58]+50" office:value-type="float" office:value="1271" calcext:value-type="float">
            <text:p>1271</text:p>
          </table:table-cell>
          <table:table-cell table:style-name="ce46" table:formula="of:=[.F5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8]-[.N58]" office:value-type="float" office:value="0" calcext:value-type="float">
            <text:p>0</text:p>
          </table:table-cell>
          <table:table-cell table:number-columns-repeated="7"/>
          <table:table-cell table:style-name="ce51" office:value-type="date" office:date-value="2021-07-18" calcext:value-type="date">
            <text:p>18/07/21</text:p>
          </table:table-cell>
          <table:table-cell office:value-type="string" calcext:value-type="string">
            <text:p>Pas besoin ?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0" calcext:value-type="float">
            <text:p>980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style-name="ce46" table:formula="of:=[.E59]+50" office:value-type="float" office:value="1030" calcext:value-type="float">
            <text:p>1030</text:p>
          </table:table-cell>
          <table:table-cell table:style-name="ce46" table:formula="of:=[.F5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9]-[.N59]" office:value-type="float" office:value="0" calcext:value-type="float">
            <text:p>0</text:p>
          </table:table-cell>
          <table:table-cell/>
          <table:table-cell table:formula="of:=[.E59]-60" office:value-type="float" office:value="920" calcext:value-type="float">
            <text:p>920</text:p>
          </table:table-cell>
          <table:table-cell table:number-columns-repeated="5"/>
          <table:table-cell table:style-name="ce51" office:value-type="date" office:date-value="2021-07-18" calcext:value-type="date">
            <text:p>18/07/21</text:p>
          </table:table-cell>
          <table:table-cell table:number-columns-repeated="2" office:value-type="string" calcext:value-type="string">
            <text:p>Pas besoin</text:p>
          </table:table-cell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46" table:number-columns-repeated="2"/>
          <table:table-cell table:number-columns-repeated="22"/>
        </table:table-row>
        <table:table-row table:style-name="ro2" table:number-rows-repeated="2">
          <table:table-cell table:number-columns-repeated="31"/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Bu_Do_M</text:p>
          </table:table-cell>
          <table:table-cell office:value-type="string" calcext:value-type="string">
            <text:p>Montant Dormant</text:p>
          </table:table-cell>
          <table:table-cell table:formula="of:=[$Eclaté.E75]" office:value-type="float" office:value="2" calcext:value-type="float">
            <text:p>2</text:p>
          </table:table-cell>
          <table:table-cell table:formula="of:=[$Eclaté.H75]" office:value-type="float" office:value="2075" calcext:value-type="float">
            <text:p>2075</text:p>
          </table:table-cell>
          <table:table-cell table:formula="of:=[$Eclaté.G75]" office:value-type="float" office:value="105" calcext:value-type="float">
            <text:p>105</text:p>
          </table:table-cell>
          <table:table-cell table:formula="of:=[$Eclaté.F75]" office:value-type="float" office:value="30" calcext:value-type="float">
            <text:p>30</text:p>
          </table:table-cell>
          <table:table-cell table:style-name="ce46" table:formula="of:=[.E63]+50" office:value-type="float" office:value="2125" calcext:value-type="float">
            <text:p>2125</text:p>
          </table:table-cell>
          <table:table-cell table:style-name="ce46" table:formula="of:=[.F6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M</text:p>
          </table:table-cell>
          <table:table-cell office:value-type="string" calcext:value-type="string">
            <text:p>Montant Ouvrant</text:p>
          </table:table-cell>
          <table:table-cell table:formula="of:=[$Eclaté.E84]" office:value-type="float" office:value="2" calcext:value-type="float">
            <text:p>2</text:p>
          </table:table-cell>
          <table:table-cell table:formula="of:=[$Eclaté.H84]" office:value-type="float" office:value="2028" calcext:value-type="float">
            <text:p>2028</text:p>
          </table:table-cell>
          <table:table-cell table:formula="of:=[$Eclaté.G84]" office:value-type="float" office:value="100" calcext:value-type="float">
            <text:p>100</text:p>
          </table:table-cell>
          <table:table-cell table:formula="of:=[$Eclaté.F84]" office:value-type="float" office:value="30" calcext:value-type="float">
            <text:p>30</text:p>
          </table:table-cell>
          <table:table-cell table:style-name="ce46" table:formula="of:=[.E64]+50" office:value-type="float" office:value="2078" calcext:value-type="float">
            <text:p>2078</text:p>
          </table:table-cell>
          <table:table-cell table:style-name="ce46" table:formula="of:=[.F6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/>
          <table:table-cell table:style-name="ce51" office:value-type="date" office:date-value="2021-08-26" calcext:value-type="date">
            <text:p>26/08/21</text:p>
          </table:table-cell>
          <table:table-cell table:style-name="ce51"/>
          <table:table-cell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Bu_Ou_Th</text:p>
          </table:table-cell>
          <table:table-cell office:value-type="string" calcext:value-type="string">
            <text:p>Traverse haute Ouvrant</text:p>
          </table:table-cell>
          <table:table-cell table:formula="of:=[$Eclaté.E85]" office:value-type="float" office:value="1" calcext:value-type="float">
            <text:p>1</text:p>
          </table:table-cell>
          <table:table-cell table:formula="of:=[$Eclaté.H85]" office:value-type="float" office:value="917" calcext:value-type="float">
            <text:p>917</text:p>
          </table:table-cell>
          <table:table-cell table:formula="of:=[$Eclaté.G85]" office:value-type="float" office:value="115" calcext:value-type="float">
            <text:p>115</text:p>
          </table:table-cell>
          <table:table-cell table:formula="of:=[$Eclaté.F85]" office:value-type="float" office:value="30" calcext:value-type="float">
            <text:p>30</text:p>
          </table:table-cell>
          <table:table-cell table:style-name="ce46" table:formula="of:=[.E65]+50" office:value-type="float" office:value="967" calcext:value-type="float">
            <text:p>967</text:p>
          </table:table-cell>
          <table:table-cell table:style-name="ce46" table:formula="of:=[.F6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46"/>
          <table:table-cell table:formula="of:=[.E68]-60" office:value-type="float" office:value="921" calcext:value-type="float">
            <text:p>921</text:p>
          </table:table-cell>
          <table:table-cell table:formula="of:=[.Q65]-4" office:value-type="float" office:value="917" calcext:value-type="float">
            <text:p>917</text:p>
          </table:table-cell>
          <table:table-cell table:formula="of:=[.R65]-2*100" office:value-type="float" office:value="717" calcext:value-type="float">
            <text:p>717</text:p>
          </table:table-cell>
          <table:table-cell table:formula="of:=[.S65]+2*70" office:value-type="float" office:value="857" calcext:value-type="float">
            <text:p>857</text:p>
          </table:table-cell>
          <table:table-cell table:number-columns-repeated="2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b</text:p>
          </table:table-cell>
          <table:table-cell office:value-type="string" calcext:value-type="string">
            <text:p>Traverse basse Ouvrant</text:p>
          </table:table-cell>
          <table:table-cell table:formula="of:=[$Eclaté.E86]" office:value-type="float" office:value="1" calcext:value-type="float">
            <text:p>1</text:p>
          </table:table-cell>
          <table:table-cell table:formula="of:=[$Eclaté.H86]" office:value-type="float" office:value="917" calcext:value-type="float">
            <text:p>917</text:p>
          </table:table-cell>
          <table:table-cell table:formula="of:=[$Eclaté.G86]" office:value-type="float" office:value="115" calcext:value-type="float">
            <text:p>115</text:p>
          </table:table-cell>
          <table:table-cell table:formula="of:=[$Eclaté.F86]" office:value-type="float" office:value="30" calcext:value-type="float">
            <text:p>30</text:p>
          </table:table-cell>
          <table:table-cell table:style-name="ce46" table:formula="of:=[.E66]+50" office:value-type="float" office:value="967" calcext:value-type="float">
            <text:p>967</text:p>
          </table:table-cell>
          <table:table-cell table:style-name="ce46" table:formula="of:=[.F6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_Ou_Tm</text:p>
          </table:table-cell>
          <table:table-cell office:value-type="string" calcext:value-type="string">
            <text:p>Traverse milieu Ouvrant</text:p>
          </table:table-cell>
          <table:table-cell table:formula="of:=[$Eclaté.E87]" office:value-type="float" office:value="1" calcext:value-type="float">
            <text:p>1</text:p>
          </table:table-cell>
          <table:table-cell table:formula="of:=[$Eclaté.H87]" office:value-type="float" office:value="1079" calcext:value-type="float">
            <text:p>1079</text:p>
          </table:table-cell>
          <table:table-cell table:formula="of:=[$Eclaté.G87]" office:value-type="float" office:value="100" calcext:value-type="float">
            <text:p>100</text:p>
          </table:table-cell>
          <table:table-cell table:formula="of:=[$Eclaté.F87]" office:value-type="float" office:value="30" calcext:value-type="float">
            <text:p>30</text:p>
          </table:table-cell>
          <table:table-cell table:style-name="ce46" table:formula="of:=[.E67]+50" office:value-type="float" office:value="1129" calcext:value-type="float">
            <text:p>1129</text:p>
          </table:table-cell>
          <table:table-cell table:style-name="ce46" table:formula="of:=[.F6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style-name="ce51" office:value-type="string" calcext:value-type="string">
            <text:p>Pas besoin</text:p>
          </table:table-cell>
          <table:table-cell table:number-columns-repeated="2"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tention, une un peu foirée</text:p>
          </table:table-cell>
        </table:table-row>
        <table:table-row table:style-name="ro2">
          <table:table-cell/>
          <table:table-cell office:value-type="string" calcext:value-type="string">
            <text:p>Bu_Do_T</text:p>
          </table:table-cell>
          <table:table-cell office:value-type="string" calcext:value-type="string">
            <text:p>Traverse haute Dormant</text:p>
          </table:table-cell>
          <table:table-cell table:formula="of:=[$Eclaté.E76]" office:value-type="float" office:value="1" calcext:value-type="float">
            <text:p>1</text:p>
          </table:table-cell>
          <table:table-cell table:formula="of:=[$Eclaté.H76]" office:value-type="float" office:value="981" calcext:value-type="float">
            <text:p>981</text:p>
          </table:table-cell>
          <table:table-cell table:formula="of:=[$Eclaté.G76]" office:value-type="float" office:value="105" calcext:value-type="float">
            <text:p>105</text:p>
          </table:table-cell>
          <table:table-cell table:formula="of:=[$Eclaté.F76]" office:value-type="float" office:value="30" calcext:value-type="float">
            <text:p>30</text:p>
          </table:table-cell>
          <table:table-cell table:style-name="ce46" table:formula="of:=[.E68]+50" office:value-type="float" office:value="1031" calcext:value-type="float">
            <text:p>1031</text:p>
          </table:table-cell>
          <table:table-cell table:style-name="ce46" table:formula="of:=[.F6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[.E68]-60" office:value-type="float" office:value="921" calcext:value-type="float">
            <text:p>921</text:p>
          </table:table-cell>
          <table:table-cell table:number-columns-repeated="5"/>
          <table:table-cell table:style-name="ce51" office:value-type="string" calcext:value-type="string">
            <text:p>Pas besoin ?</text:p>
          </table:table-cell>
          <table:table-cell table:number-columns-repeated="2"/>
          <table:table-cell office:value-type="string" calcext:value-type="string">
            <text:p>oui</text:p>
          </table:table-cell>
          <table:table-cell table:number-columns-repeated="5"/>
        </table:table-row>
        <table:table-row table:style-name="ro2" table:number-rows-repeated="1048507">
          <table:table-cell table:number-columns-repeated="31"/>
        </table:table-row>
        <table:table-row table:style-name="ro2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13:35:26.964339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8:29:59.643629040</meta:creation-date>
    <dc:date>2021-09-03T14:24:01.740610889</dc:date>
    <meta:editing-duration>P5DT22H47M9S</meta:editing-duration>
    <meta:editing-cycles>433</meta:editing-cycles>
    <meta:generator>LibreOffice/6.3.4.2.0$Linux_X86_64 LibreOffice_project/30$Build-2</meta:generator>
    <meta:document-statistic meta:table-count="4" meta:cell-count="6911" meta:object-count="0"/>
  </office:meta>
</office:document-meta>
</file>